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text-properties fo:language="en" fo:country="US"/>
    </style:style>
    <style:style style:name="P3" style:parent-style-name="Normalny" style:family="paragraph">
      <style:text-properties fo:language="en" fo:country="US"/>
    </style:style>
    <style:style style:name="P4" style:parent-style-name="Normalny" style:family="paragraph">
      <style:text-properties fo:language="en" fo:country="US"/>
    </style:style>
  </office:automatic-styles>
  <office:body>
    <office:text text:use-soft-page-breaks="true">
      <text:p text:style-name="P1">Firebase deploy</text:p>
      <text:p text:style-name="Normalny"/>
      <text:p text:style-name="Normalny">Usunąć wszystkie pliki z poprzedniego deploy</text:p>
      <text:p text:style-name="P2">W enviroments zmienić adres servera</text:p>
      <text:p text:style-name="P3">cd project</text:p>
      <text:p text:style-name="P4">ng build --prod</text:p>
      <text:p text:style-name="Normalny">firebase init</text:p>
      <text:p text:style-name="Normalny">wybrać wszystko yes</text:p>
      <text:p text:style-name="Normalny"><text:s/>w pliku firebase.js ustawić ścieżkę do folderu<text:s/>dist/nazwa_projektu</text:p>
      <text:p text:style-name="Normalny">firebase deploy</text:p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Łukasz Łukasz</meta:initial-creator>
    <dc:creator>Łukasz Łukasz</dc:creator>
    <meta:creation-date>2020-07-12T09:47:00Z</meta:creation-date>
    <dc:date>2021-08-29T09:58:00Z</dc:date>
    <meta:template xlink:href="Normal.dotm" xlink:type="simple"/>
    <meta:editing-cycles>11</meta:editing-cycles>
    <meta:editing-duration>PT6720S</meta:editing-duration>
    <meta:document-statistic meta:page-count="1" meta:paragraph-count="1" meta:word-count="35" meta:character-count="245" meta:row-count="1" meta:non-whitespace-character-count="211"/>
  </office:meta>
</office:document-meta>
</file>